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3.428cm" fo:min-width="3.178cm" draw:shadow="hidden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標準">
        <draw:path draw:style-name="gr1" draw:text-style-name="P1" draw:layer="layout" svg:width="0.765cm" svg:height="0.899cm" svg:x="8.634cm" svg:y="7.5cm" svg:viewBox="0 0 766 900" svg:d="M766 844c-71 36-154 56-242 56-297 0-524-227-524-524 0-150 58-282 153-376l8 598 202 80v-484l81 20v505l221 60v-484c43 10 64 1 101 20z">
          <text:p/>
        </draw:path>
        <draw:path draw:style-name="gr1" draw:text-style-name="P1" draw:layer="layout" svg:width="0.765cm" svg:height="0.899cm" draw:transform="rotate (-3.14159265358979) translate (9.60040069460005cm 8.3cm)" svg:viewBox="0 0 766 900" svg:d="M766 844c-71 36-154 56-242 56-297 0-524-227-524-524 0-150 58-282 153-376l8 598 202 80v-484l81 20v505l221 60v-484c43 10 64 1 101 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2:22:03.837744212</meta:creation-date>
    <dc:date>2017-08-15T14:31:32.785271012</dc:date>
    <meta:editing-duration>PT1H28M59S</meta:editing-duration>
    <meta:editing-cycles>2</meta:editing-cycles>
    <meta:generator>LibreOffice/5.1.6.2$Linux_X86_64 LibreOffice_project/10m0$Build-2</meta:generator>
    <meta:document-statistic meta:object-count="2"/>
  </office:meta>
</office:document-meta>
</file>